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6534" officeooo:paragraph-rsid="0007924a"/>
    </style:style>
    <style:style style:name="P2" style:family="paragraph" style:parent-style-name="Standard">
      <style:text-properties officeooo:rsid="0007924a" officeooo:paragraph-rsid="0007924a"/>
    </style:style>
    <style:style style:name="P3" style:family="paragraph" style:parent-style-name="Standard">
      <style:text-properties fo:font-weight="normal" officeooo:rsid="000c6534" officeooo:paragraph-rsid="0007924a" style:font-weight-asian="normal" style:font-weight-complex="normal"/>
    </style:style>
    <style:style style:name="P4" style:family="paragraph" style:parent-style-name="Table_20_Contents">
      <style:text-properties officeooo:rsid="0007924a" officeooo:paragraph-rsid="0007924a"/>
    </style:style>
    <style:style style:name="P5" style:family="paragraph" style:parent-style-name="Table_20_Contents">
      <style:text-properties officeooo:rsid="0007924a" officeooo:paragraph-rsid="0007924a" fo:background-color="#ff0000"/>
    </style:style>
    <style:style style:name="P6" style:family="paragraph" style:parent-style-name="Table_20_Contents">
      <style:text-properties officeooo:rsid="0007924a" officeooo:paragraph-rsid="0007924a" fo:background-color="#4efb34"/>
    </style:style>
    <style:style style:name="P7" style:family="paragraph" style:parent-style-name="Table_20_Contents">
      <style:text-properties officeooo:rsid="0007924a" officeooo:paragraph-rsid="0007924a" fo:background-color="transparent"/>
    </style:style>
    <style:style style:name="P8" style:family="paragraph" style:parent-style-name="Table_20_Contents">
      <style:text-properties officeooo:rsid="0007924a" officeooo:paragraph-rsid="0007924a" fo:background-color="#4efb3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00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e9706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COMANDO</text:p>
          </table:table-cell>
          <table:table-cell table:style-name="Tabla1.A1" office:value-type="string">
            <text:p text:style-name="P4">CARACTERÍSTICA</text:p>
          </table:table-cell>
          <table:table-cell table:style-name="Tabla1.C1" office:value-type="string">
            <text:p text:style-name="P4">EJEMPLO</text:p>
          </table:table-cell>
        </table:table-row>
        <table:table-row>
          <table:table-cell table:style-name="Tabla1.A2" office:value-type="string">
            <text:p text:style-name="P4">variable</text:p>
          </table:table-cell>
          <table:table-cell table:style-name="Tabla1.A2" office:value-type="string">
            <text:p text:style-name="P4">En minuscula y se puede cambiar su valor</text:p>
          </table:table-cell>
          <table:table-cell table:style-name="Tabla1.C2" office:value-type="string">
            <text:p text:style-name="P4">numero = 1 </text:p>
            <text:p text:style-name="P4">se puede: cambiar su valor</text:p>
            <text:p text:style-name="P4">numero = 2</text:p>
          </table:table-cell>
        </table:table-row>
        <table:table-row>
          <table:table-cell table:style-name="Tabla1.A2" office:value-type="string">
            <text:p text:style-name="P4">constante</text:p>
          </table:table-cell>
          <table:table-cell table:style-name="Tabla1.A2" office:value-type="string">
            <text:p text:style-name="P4">En mayuscula y su valor no cambia</text:p>
          </table:table-cell>
          <table:table-cell table:style-name="Tabla1.C2" office:value-type="string">
            <text:p text:style-name="P4">NUMERO <text:s/>= 1</text:p>
            <text:p text:style-name="P4">no se puede cambiar su valor</text:p>
            <text:p text:style-name="P5">NUMERO = 2</text:p>
          </table:table-cell>
        </table:table-row>
        <table:table-row>
          <table:table-cell table:style-name="Tabla1.A2" office:value-type="string">
            <text:p text:style-name="P4">para</text:p>
          </table:table-cell>
          <table:table-cell table:style-name="Tabla1.A2" office:value-type="string">
            <text:p text:style-name="P4">Establecer variables o constantes de limite superior e inferior, ademas de el paso del contador</text:p>
          </table:table-cell>
          <table:table-cell table:style-name="Tabla1.C2" office:value-type="string">
            <text:p text:style-name="P4">Como variable:</text:p>
            <text:p text:style-name="P1">int_liminf = 1</text:p>
            <text:p text:style-name="P2">como constante</text:p>
            <text:p text:style-name="P3">int_ LIMSUP = 20</text:p>
            <text:p text:style-name="P2"><text:span text:style-name="T1">PASO = 1</text:span></text:p>
          </table:table-cell>
        </table:table-row>
        <table:table-row>
          <table:table-cell table:style-name="Tabla1.A2" office:value-type="string">
            <text:p text:style-name="P4">leer</text:p>
          </table:table-cell>
          <table:table-cell table:style-name="Tabla1.A2" office:value-type="string">
            <text:p text:style-name="P4"><text:s/>Permite ingresar informacion dentro de variables o constantes, sea escribiendo numeros o letras</text:p>
          </table:table-cell>
          <table:table-cell table:style-name="Tabla1.C2" office:value-type="string">
            <text:p text:style-name="P4">Como variable o Constante</text:p>
            <text:p text:style-name="P4">num = leer <text:s text:c="2"/></text:p>
            <text:p text:style-name="P4"/>
            <text:p text:style-name="P4">NUM = leer</text:p>
          </table:table-cell>
        </table:table-row>
        <table:table-row>
          <table:table-cell table:style-name="Tabla1.A2" office:value-type="string">
            <text:p text:style-name="P4">int</text:p>
          </table:table-cell>
          <table:table-cell table:style-name="Tabla1.A2" office:value-type="string">
            <text:p text:style-name="P4">Se inserta delante de una variable para obligarla a ser un numero entero</text:p>
          </table:table-cell>
          <table:table-cell table:style-name="Tabla1.C2" office:value-type="string">
            <text:p text:style-name="P7">Sin “int”</text:p>
            <text:p text:style-name="P6">Num = 12</text:p>
            <text:p text:style-name="P6">num = 12,5</text:p>
            <text:p text:style-name="P7">con “int”</text:p>
            <text:p text:style-name="P6">Int num = 25</text:p>
            <text:p text:style-name="P4"><text:span text:style-name="T4">int num2 = 12,5 <text:s/></text:span><text:s text:c="2"/></text:p>
          </table:table-cell>
        </table:table-row>
        <table:table-row>
          <table:table-cell table:style-name="Tabla1.A2" office:value-type="string">
            <text:p text:style-name="P4">booleana</text:p>
          </table:table-cell>
          <table:table-cell table:style-name="Tabla1.A2" office:value-type="string">
            <text:p text:style-name="P4">Se inserta delante de una variable, estableciendo que sus valores solo seran VERDADERO o FALSO</text:p>
          </table:table-cell>
          <table:table-cell table:style-name="Tabla1.C2" office:value-type="string">
            <text:p text:style-name="P4">Bool adivinado = Falso</text:p>
            <text:p text:style-name="P4">mientras !adivinado</text:p>
            <text:p text:style-name="P4"><text:s text:c="5"/>num = leer</text:p>
            <text:p text:style-name="P4"><text:s text:c="5"/>si num != 1</text:p>
            <text:p text:style-name="P4"><text:s text:c="9"/>imprimir mal</text:p>
            <text:p text:style-name="P4"><text:s text:c="5"/>si no</text:p>
            <text:p text:style-name="P4"><text:s text:c="9"/>adivinado = Verdadeo</text:p>
            <text:p text:style-name="P4">fin mientras</text:p>
            <text:p text:style-name="P4">imprimir adivinado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9:34:18.262000000</meta:creation-date>
    <dc:date>2023-09-27T21:11:34.070000000</dc:date>
    <meta:editing-duration>PT1H37M16S</meta:editing-duration>
    <meta:editing-cycles>1</meta:editing-cycles>
    <meta:generator>LibreOffice/7.6.1.2$Windows_x86 LibreOffice_project/f5defcebd022c5bc36bbb79be232cb6926d8f674</meta:generator>
    <meta:document-statistic meta:table-count="1" meta:image-count="0" meta:object-count="0" meta:page-count="1" meta:paragraph-count="44" meta:word-count="169" meta:character-count="933" meta:non-whitespace-character-count="765"/>
  </office:meta>
</office:document-meta>
</file>